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3a6847" officeooo:paragraph-rsid="001e5e24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199bbe" officeooo:paragraph-rsid="001e5e2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d0404" officeooo:paragraph-rsid="001e5e2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29a42d" officeooo:paragraph-rsid="001e5e2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17ee6" officeooo:paragraph-rsid="001e5e2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a310f" officeooo:paragraph-rsid="001e5e2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574e96" officeooo:paragraph-rsid="001e5e2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cbb69" officeooo:paragraph-rsid="001e5e2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5249b4" officeooo:paragraph-rsid="001e5e2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c5bea" officeooo:paragraph-rsid="001e5e2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3ed656" officeooo:paragraph-rsid="001e5e2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ed656" officeooo:paragraph-rsid="002b142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41a33f" officeooo:paragraph-rsid="001e5e2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4e5ad" officeooo:paragraph-rsid="001e5e2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34e5ad" officeooo:paragraph-rsid="002b142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7ec95" officeooo:paragraph-rsid="001e5e2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a43b8" officeooo:paragraph-rsid="001e5e2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4d095" officeooo:paragraph-rsid="0024d09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36a2a" officeooo:paragraph-rsid="0024d09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5311d" officeooo:paragraph-rsid="0025311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cee24" officeooo:paragraph-rsid="002cee2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cee24" officeooo:paragraph-rsid="0030591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e5a45" officeooo:paragraph-rsid="002e5a4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bold" officeooo:rsid="00199bbe" officeooo:paragraph-rsid="001e5e24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1e9c48" officeooo:paragraph-rsid="001e5e24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9c615" officeooo:paragraph-rsid="001e5e24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65f65" officeooo:paragraph-rsid="001e5e24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977f9" officeooo:paragraph-rsid="002977f9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cee24" officeooo:paragraph-rsid="002cee2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color="#000099" fo:font-size="15pt" fo:font-style="italic" fo:font-weight="bold" officeooo:rsid="00199bbe" officeooo:paragraph-rsid="001e5e24" style:font-size-asian="15pt" style:font-style-asian="italic" style:font-weight-asian="bold" style:font-size-complex="15pt" style:font-style-complex="italic" style:font-weight-complex="bold"/>
    </style:style>
    <style:style style:name="P31" style:family="paragraph" style:parent-style-name="Standard">
      <style:text-properties fo:color="#000099" fo:font-size="15pt" fo:font-style="italic" fo:font-weight="bold" officeooo:rsid="00510a67" officeooo:paragraph-rsid="001e5e24" style:font-size-asian="15pt" style:font-style-asian="italic" style:font-weight-asian="bold" style:font-size-complex="15pt" style:font-style-complex="italic" style:font-weight-complex="bold"/>
    </style:style>
    <style:style style:name="P32" style:family="paragraph" style:parent-style-name="Standard">
      <style:text-properties fo:color="#000099" fo:font-size="15pt" fo:font-style="italic" fo:font-weight="bold" officeooo:rsid="00510a67" officeooo:paragraph-rsid="002cee24" style:font-size-asian="15pt" style:font-style-asian="italic" style:font-weight-asian="bold" style:font-size-complex="15pt" style:font-style-complex="italic" style:font-weight-complex="bold"/>
    </style:style>
    <style:style style:name="P33" style:family="paragraph" style:parent-style-name="Standard">
      <style:text-properties fo:color="#000099" fo:font-size="15pt" fo:font-style="italic" fo:font-weight="bold" officeooo:rsid="002cee24" officeooo:paragraph-rsid="002cee24" style:font-size-asian="15pt" style:font-style-asian="italic" style:font-weight-asian="bold" style:font-size-complex="15pt" style:font-style-complex="italic" style:font-weight-complex="bold"/>
    </style:style>
    <style:style style:name="P34" style:family="paragraph" style:parent-style-name="Standard">
      <style:text-properties fo:color="#000099" fo:font-size="15pt" fo:font-style="normal" fo:font-weight="bold" officeooo:rsid="001e9dd3" officeooo:paragraph-rsid="001e9dd3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text-properties fo:color="#000099" fo:font-weight="bold" officeooo:rsid="00199bbe" officeooo:paragraph-rsid="001e5e24" style:font-weight-asian="bold" style:font-weight-complex="bold"/>
    </style:style>
    <style:style style:name="P36" style:family="paragraph" style:parent-style-name="Standard">
      <style:text-properties fo:font-weight="bold" officeooo:rsid="00199bbe" officeooo:paragraph-rsid="001e5e24" style:font-weight-asian="bold" style:font-weight-complex="bold"/>
    </style:style>
    <style:style style:name="P37" style:family="paragraph" style:parent-style-name="Standard">
      <style:text-properties fo:font-weight="bold" officeooo:rsid="002d45ec" officeooo:paragraph-rsid="001e5e24" style:font-weight-asian="bold" style:font-weight-complex="bold"/>
    </style:style>
    <style:style style:name="P38" style:family="paragraph" style:parent-style-name="Standard">
      <style:text-properties fo:font-weight="bold" officeooo:rsid="001e9c48" officeooo:paragraph-rsid="001e5e24" style:font-weight-asian="bold" style:font-weight-complex="bold"/>
    </style:style>
    <style:style style:name="P39" style:family="paragraph" style:parent-style-name="Standard">
      <style:text-properties fo:font-weight="bold" officeooo:rsid="001f335d" officeooo:paragraph-rsid="001f335d" style:font-weight-asian="bold" style:font-weight-complex="bold"/>
    </style:style>
    <style:style style:name="P40" style:family="paragraph" style:parent-style-name="Standard">
      <style:text-properties fo:font-weight="bold" officeooo:rsid="0020d633" officeooo:paragraph-rsid="0020d633" style:font-weight-asian="bold" style:font-weight-complex="bold"/>
    </style:style>
    <style:style style:name="P41" style:family="paragraph" style:parent-style-name="Standard">
      <style:text-properties fo:font-weight="bold" officeooo:rsid="00284ee1" officeooo:paragraph-rsid="00284ee1" style:font-weight-asian="bold" style:font-weight-complex="bold"/>
    </style:style>
    <style:style style:name="P42" style:family="paragraph" style:parent-style-name="Standard">
      <style:text-properties fo:font-weight="normal" officeooo:rsid="00199bbe" officeooo:paragraph-rsid="001e5e24" style:font-weight-asian="normal" style:font-weight-complex="normal"/>
    </style:style>
    <style:style style:name="P43" style:family="paragraph" style:parent-style-name="Standard">
      <style:text-properties fo:font-weight="normal" officeooo:rsid="001ca3e0" officeooo:paragraph-rsid="001e5e24" style:font-weight-asian="normal" style:font-weight-complex="normal"/>
    </style:style>
    <style:style style:name="P44" style:family="paragraph" style:parent-style-name="Standard">
      <style:text-properties fo:font-weight="normal" officeooo:rsid="001bf88e" officeooo:paragraph-rsid="001e5e24" style:font-weight-asian="normal" style:font-weight-complex="normal"/>
    </style:style>
    <style:style style:name="P45" style:family="paragraph" style:parent-style-name="Standard">
      <style:text-properties fo:font-weight="normal" officeooo:rsid="001e9c48" officeooo:paragraph-rsid="001e5e24" style:font-weight-asian="normal" style:font-weight-complex="normal"/>
    </style:style>
    <style:style style:name="P46" style:family="paragraph" style:parent-style-name="Standard">
      <style:text-properties fo:font-weight="normal" officeooo:rsid="00212cc2" officeooo:paragraph-rsid="001e5e24" style:font-weight-asian="normal" style:font-weight-complex="normal"/>
    </style:style>
    <style:style style:name="P47" style:family="paragraph" style:parent-style-name="Standard">
      <style:text-properties fo:font-weight="normal" officeooo:rsid="00217ee6" officeooo:paragraph-rsid="001e5e24" style:font-weight-asian="normal" style:font-weight-complex="normal"/>
    </style:style>
    <style:style style:name="P48" style:family="paragraph" style:parent-style-name="Standard">
      <style:text-properties fo:font-weight="normal" officeooo:rsid="00327033" officeooo:paragraph-rsid="001e5e24" style:font-weight-asian="normal" style:font-weight-complex="normal"/>
    </style:style>
    <style:style style:name="P49" style:family="paragraph" style:parent-style-name="Standard">
      <style:text-properties fo:font-weight="normal" officeooo:rsid="0038fbaa" officeooo:paragraph-rsid="001e5e24" style:font-weight-asian="normal" style:font-weight-complex="normal"/>
    </style:style>
    <style:style style:name="P50" style:family="paragraph" style:parent-style-name="Standard">
      <style:text-properties fo:font-weight="normal" officeooo:rsid="003455c1" officeooo:paragraph-rsid="001e5e24" style:font-weight-asian="normal" style:font-weight-complex="normal"/>
    </style:style>
    <style:style style:name="P51" style:family="paragraph" style:parent-style-name="Standard">
      <style:text-properties fo:font-weight="normal" officeooo:rsid="0020d633" officeooo:paragraph-rsid="0020d633" style:font-weight-asian="normal" style:font-weight-complex="normal"/>
    </style:style>
    <style:style style:name="P52" style:family="paragraph" style:parent-style-name="Standard">
      <style:text-properties fo:font-weight="normal" officeooo:rsid="00284ee1" officeooo:paragraph-rsid="00284ee1" style:font-weight-asian="normal" style:font-weight-complex="normal"/>
    </style:style>
    <style:style style:name="P53" style:family="paragraph" style:parent-style-name="Standard">
      <style:text-properties fo:font-weight="normal" officeooo:rsid="0028b58b" officeooo:paragraph-rsid="0028b58b" style:font-weight-asian="normal" style:font-weight-complex="normal"/>
    </style:style>
    <style:style style:name="P54" style:family="paragraph" style:parent-style-name="Standard">
      <style:text-properties fo:font-size="13pt" fo:font-style="italic" fo:font-weight="bold" officeooo:rsid="00199bbe" officeooo:paragraph-rsid="001e5e24" style:font-size-asian="13pt" style:font-style-asian="italic" style:font-weight-asian="bold" style:font-size-complex="13pt" style:font-style-complex="italic" style:font-weight-complex="bold"/>
    </style:style>
    <style:style style:name="P55" style:family="paragraph" style:parent-style-name="Standard">
      <style:text-properties style:font-name="Liberation Serif1" fo:font-size="13pt" fo:font-style="italic" fo:font-weight="bold" officeooo:rsid="001ca3e0" officeooo:paragraph-rsid="001e5e24" style:font-name-asian="Liberation Serif1" style:font-size-asian="13pt" style:font-style-asian="italic" style:font-weight-asian="bold" style:font-name-complex="Liberation Serif1" style:font-size-complex="13pt" style:font-style-complex="italic" style:font-weight-complex="bold"/>
    </style:style>
    <style:style style:name="P56" style:family="paragraph" style:parent-style-name="Standard">
      <style:text-properties style:font-name="Liberation Serif1" fo:font-size="13pt" fo:font-style="normal" fo:font-weight="normal" officeooo:rsid="001ca3e0" officeooo:paragraph-rsid="001e5e24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P57" style:family="paragraph" style:parent-style-name="Standard">
      <style:text-properties style:font-name="Liberation Serif" fo:font-size="13pt" fo:font-style="italic" fo:font-weight="bold" officeooo:rsid="00199bbe" officeooo:paragraph-rsid="001e5e24" style:font-size-asian="13pt" style:font-style-asian="italic" style:font-weight-asian="bold" style:font-size-complex="13pt" style:font-style-complex="italic" style:font-weight-complex="bold"/>
    </style:style>
    <style:style style:name="P58" style:family="paragraph" style:parent-style-name="Standard">
      <style:text-properties officeooo:rsid="0021f0c1" officeooo:paragraph-rsid="001e5e24"/>
    </style:style>
    <style:style style:name="P59" style:family="paragraph" style:parent-style-name="Standard">
      <style:text-properties fo:font-style="italic" fo:font-weight="normal" officeooo:rsid="0034e5ad" officeooo:paragraph-rsid="001e5e24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348a5d" officeooo:paragraph-rsid="001e5e24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2cee24" officeooo:paragraph-rsid="002cee24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bold" officeooo:rsid="004cbb69" officeooo:paragraph-rsid="001e5e24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style="italic" fo:font-weight="bold" officeooo:rsid="003ed656" officeooo:paragraph-rsid="001e5e24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font-style="italic" fo:font-weight="bold" officeooo:rsid="0040834e" officeooo:paragraph-rsid="001e5e24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fo:font-weight="bold" officeooo:rsid="0043f4c6" officeooo:paragraph-rsid="001e5e24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fo:font-weight="bold" officeooo:rsid="003455c1" officeooo:paragraph-rsid="001e5e24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font-style="italic" fo:font-weight="bold" officeooo:rsid="0024d095" officeooo:paragraph-rsid="0024d095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tyle="italic" fo:font-weight="bold" officeooo:rsid="0041a33f" officeooo:paragraph-rsid="002b1425" style:font-style-asian="italic" style:font-weight-asian="bold" style:font-style-complex="italic" style:font-weight-complex="bold"/>
    </style:style>
    <style:style style:name="P69" style:family="paragraph" style:parent-style-name="Standard">
      <style:text-properties fo:font-style="italic" fo:font-weight="bold" officeooo:rsid="002cee24" officeooo:paragraph-rsid="002cee24" style:font-style-asian="italic" style:font-weight-asian="bold" style:font-style-complex="italic" style:font-weight-complex="bold"/>
    </style:style>
    <style:style style:name="P70" style:family="paragraph" style:parent-style-name="Standard">
      <style:text-properties fo:font-style="italic" fo:font-weight="bold" officeooo:rsid="002e5a45" officeooo:paragraph-rsid="002e5a45" style:font-style-asian="italic" style:font-weight-asian="bold" style:font-style-complex="italic" style:font-weight-complex="bold"/>
    </style:style>
    <style:style style:name="P71" style:family="paragraph" style:parent-style-name="Standard">
      <style:text-properties fo:font-style="italic" officeooo:rsid="001f636c" officeooo:paragraph-rsid="001f636c" style:font-style-asian="italic" style:font-style-complex="italic"/>
    </style:style>
    <style:style style:name="P72" style:family="paragraph" style:parent-style-name="Standard">
      <style:text-properties fo:font-style="italic" officeooo:rsid="002977f9" officeooo:paragraph-rsid="002977f9" style:font-style-asian="italic" style:font-style-complex="italic"/>
    </style:style>
    <style:style style:name="P73" style:family="paragraph" style:parent-style-name="Standard">
      <style:text-properties fo:font-size="15pt" fo:font-style="normal" fo:font-weight="normal" officeooo:rsid="001e9dd3" officeooo:paragraph-rsid="001e9dd3" style:font-size-asian="13.1000003814697pt" style:font-style-asian="normal" style:font-weight-asian="normal" style:font-size-complex="15pt" style:font-style-complex="normal" style:font-weight-complex="normal"/>
    </style:style>
    <style:style style:name="P74" style:family="paragraph" style:parent-style-name="Standard">
      <style:text-properties fo:font-size="15pt" fo:font-style="italic" fo:font-weight="bold" officeooo:rsid="00510a67" officeooo:paragraph-rsid="001e5e24" style:font-size-asian="15pt" style:font-style-asian="italic" style:font-weight-asian="bold" style:font-size-complex="15pt" style:font-style-complex="italic" style:font-weight-complex="bold"/>
    </style:style>
    <style:style style:name="P75" style:family="paragraph" style:parent-style-name="Standard">
      <style:text-properties fo:font-size="15pt" fo:font-weight="bold" officeooo:rsid="00327033" officeooo:paragraph-rsid="001e5e24" style:font-size-asian="15pt" style:font-weight-asian="bold" style:font-size-complex="15pt" style:font-weight-complex="bold"/>
    </style:style>
    <style:style style:name="P76" style:family="paragraph" style:parent-style-name="Standard">
      <style:text-properties officeooo:paragraph-rsid="001e5e24"/>
    </style:style>
    <style:style style:name="P77" style:family="paragraph" style:parent-style-name="Standard">
      <style:text-properties fo:font-size="12pt" fo:font-style="normal" fo:font-weight="normal" officeooo:rsid="001e9dd3" officeooo:paragraph-rsid="001e9dd3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size="12pt" fo:font-style="normal" fo:font-weight="bold" officeooo:rsid="001e9dd3" officeooo:paragraph-rsid="001e9dd3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fo:font-size="12pt" fo:font-style="italic" fo:font-weight="normal" officeooo:rsid="001e9dd3" officeooo:paragraph-rsid="001e9dd3" style:font-size-asian="10.5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02b1425" officeooo:paragraph-rsid="002b1425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bold" officeooo:rsid="002b1425" officeooo:paragraph-rsid="002b1425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text-properties officeooo:paragraph-rsid="001e9dd3"/>
    </style:style>
    <style:style style:name="P83" style:family="paragraph" style:parent-style-name="Standard">
      <style:text-properties officeooo:rsid="001e9dd3" officeooo:paragraph-rsid="001e9dd3"/>
    </style:style>
    <style:style style:name="P84" style:family="paragraph" style:parent-style-name="Standard">
      <style:text-properties officeooo:rsid="001f335d" officeooo:paragraph-rsid="001f335d"/>
    </style:style>
    <style:style style:name="P85" style:family="paragraph" style:parent-style-name="Standard">
      <style:text-properties officeooo:rsid="001f335d" officeooo:paragraph-rsid="001e9dd3"/>
    </style:style>
    <style:style style:name="P86" style:family="paragraph" style:parent-style-name="Standard">
      <style:text-properties officeooo:rsid="0020d633" officeooo:paragraph-rsid="0020d633"/>
    </style:style>
    <style:style style:name="P87" style:family="paragraph" style:parent-style-name="Standard">
      <style:text-properties officeooo:rsid="0023a218" officeooo:paragraph-rsid="0023a218"/>
    </style:style>
    <style:style style:name="P88" style:family="paragraph" style:parent-style-name="Standard">
      <style:text-properties officeooo:rsid="0026b36c" officeooo:paragraph-rsid="0026b36c"/>
    </style:style>
    <style:style style:name="P89" style:family="paragraph" style:parent-style-name="Standard">
      <style:text-properties fo:font-style="normal" fo:font-weight="normal" officeooo:rsid="00305914" officeooo:paragraph-rsid="00305914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weight="bold" officeooo:rsid="00199bbe" officeooo:paragraph-rsid="0031480f" style:font-weight-asian="bold" style:font-weight-complex="bold"/>
    </style:style>
    <style:style style:name="P91" style:family="paragraph" style:parent-style-name="Standard">
      <style:text-properties fo:font-weight="normal" officeooo:rsid="002d45ec" officeooo:paragraph-rsid="0031480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9bbe" style:font-weight-asian="normal" style:font-weight-complex="normal"/>
    </style:style>
    <style:style style:name="T3" style:family="text">
      <style:text-properties fo:font-weight="normal" officeooo:rsid="004ea362" style:font-weight-asian="normal" style:font-weight-complex="normal"/>
    </style:style>
    <style:style style:name="T4" style:family="text">
      <style:text-properties fo:font-weight="normal" officeooo:rsid="001ca3e0" style:font-weight-asian="normal" style:font-weight-complex="normal"/>
    </style:style>
    <style:style style:name="T5" style:family="text">
      <style:text-properties fo:font-weight="normal" officeooo:rsid="00510a67" style:font-weight-asian="normal" style:font-weight-complex="normal"/>
    </style:style>
    <style:style style:name="T6" style:family="text">
      <style:text-properties fo:font-weight="normal" officeooo:rsid="0031480f" style:font-weight-asian="normal" style:font-weight-complex="normal"/>
    </style:style>
    <style:style style:name="T7" style:family="text">
      <style:text-properties officeooo:rsid="00510a67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480f" style:font-weight-asian="bold" style:font-weight-complex="bold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officeooo:rsid="00293a51"/>
    </style:style>
    <style:style style:name="T14" style:family="text">
      <style:text-properties style:font-name="Liberation Serif1" fo:font-size="13pt" fo:font-style="italic" officeooo:rsid="001ca3e0" style:font-name-asian="Liberation Serif1" style:font-size-asian="13pt" style:font-style-asian="italic" style:font-name-complex="Liberation Serif1" style:font-size-complex="13pt" style:font-style-complex="italic"/>
    </style:style>
    <style:style style:name="T15" style:family="text">
      <style:text-properties style:font-name="Liberation Serif1" fo:font-size="13pt" fo:font-style="italic" fo:font-weight="bold" style:font-name-asian="Liberation Serif1" style:font-size-asian="13pt" style:font-style-asian="italic" style:font-weight-asian="bold" style:font-name-complex="Liberation Serif1" style:font-size-complex="13pt" style:font-style-complex="italic" style:font-weight-complex="bold"/>
    </style:style>
    <style:style style:name="T16" style:family="text">
      <style:text-properties style:font-name="Liberation Serif1" fo:font-size="13pt" fo:font-style="normal" fo:font-weight="normal" officeooo:rsid="001ca3e0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T17" style:family="text">
      <style:text-properties style:font-name="Liberation Serif1" style:font-name-asian="Liberation Serif1" style:font-name-complex="Liberation Serif1"/>
    </style:style>
    <style:style style:name="T18" style:family="text">
      <style:text-properties style:font-name="Liberation Serif1" officeooo:rsid="00217ee6" style:font-name-asian="Liberation Serif1" style:font-name-complex="Liberation Serif1"/>
    </style:style>
    <style:style style:name="T19" style:family="text">
      <style:text-properties style:font-name="Liberation Serif1" officeooo:rsid="0021f0c1" style:font-name-asian="Liberation Serif1" style:font-name-complex="Liberation Serif1"/>
    </style:style>
    <style:style style:name="T20" style:family="text">
      <style:text-properties style:font-name="Liberation Serif1" fo:font-size="12pt" fo:font-style="normal" fo:font-weight="normal" officeooo:rsid="00217ee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21" style:family="text">
      <style:text-properties officeooo:rsid="001d0404"/>
    </style:style>
    <style:style style:name="T22" style:family="text">
      <style:text-properties officeooo:rsid="0029a42d"/>
    </style:style>
    <style:style style:name="T23" style:family="text">
      <style:text-properties officeooo:rsid="0023e9a9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2b6cc0" style:font-size-asian="12pt" style:font-size-complex="12pt"/>
    </style:style>
    <style:style style:name="T26" style:family="text">
      <style:text-properties style:font-name="Liberation Serif" fo:font-size="12pt" officeooo:rsid="0052cf04" style:font-size-asian="12pt" style:font-size-complex="12pt"/>
    </style:style>
    <style:style style:name="T27" style:family="text">
      <style:text-properties style:font-name="Liberation Serif" fo:font-size="12pt" fo:font-weight="normal" officeooo:rsid="00217ee6" style:font-size-asian="12pt" style:font-weight-asian="normal" style:font-size-complex="12pt" style:font-weight-complex="normal"/>
    </style:style>
    <style:style style:name="T28" style:family="text">
      <style:text-properties officeooo:rsid="0021f0c1"/>
    </style:style>
    <style:style style:name="T29" style:family="text">
      <style:text-properties officeooo:rsid="002b6cc0"/>
    </style:style>
    <style:style style:name="T30" style:family="text">
      <style:text-properties officeooo:rsid="005249b4"/>
    </style:style>
    <style:style style:name="T31" style:family="text">
      <style:text-properties fo:font-style="normal" fo:font-weight="normal" officeooo:rsid="003a310f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41a33f" style:font-style-asian="normal" style:font-style-complex="normal"/>
    </style:style>
    <style:style style:name="T34" style:family="text">
      <style:text-properties fo:font-style="normal" officeooo:rsid="0034e5ad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officeooo:rsid="005535ce"/>
    </style:style>
    <style:style style:name="T37" style:family="text">
      <style:text-properties officeooo:rsid="004cbb69"/>
    </style:style>
    <style:style style:name="T38" style:family="text">
      <style:text-properties officeooo:rsid="003bdd78"/>
    </style:style>
    <style:style style:name="T39" style:family="text">
      <style:text-properties officeooo:rsid="004a43b8"/>
    </style:style>
    <style:style style:name="T40" style:family="text">
      <style:text-properties officeooo:rsid="005110ba"/>
    </style:style>
    <style:style style:name="T41" style:family="text">
      <style:text-properties officeooo:rsid="0038fbaa"/>
    </style:style>
    <style:style style:name="T42" style:family="text">
      <style:text-properties fo:font-size="12pt" fo:font-style="normal" fo:font-weight="normal" officeooo:rsid="001e9dd3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bold" officeooo:rsid="001e9dd3" style:font-size-asian="10.5pt" style:font-style-asian="normal" style:font-weight-asian="bold" style:font-size-complex="12pt" style:font-style-complex="normal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24d095"/>
    </style:style>
    <style:style style:name="T46" style:family="text">
      <style:text-properties officeooo:rsid="0020d633"/>
    </style:style>
    <style:style style:name="T47" style:family="text">
      <style:text-properties officeooo:rsid="0028b58b"/>
    </style:style>
    <style:style style:name="T48" style:family="text">
      <style:text-properties officeooo:rsid="002a9021"/>
    </style:style>
    <style:style style:name="T49" style:family="text">
      <style:text-properties officeooo:rsid="002fcf38"/>
    </style:style>
    <style:style style:name="T50" style:family="text">
      <style:text-properties officeooo:rsid="00305914"/>
    </style:style>
    <style:style style:name="T51" style:family="text">
      <style:text-properties officeooo:rsid="003148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LASTn of Trinity Contigs</text:p>
      <text:p text:style-name="P36"/>
      <text:p text:style-name="P76"><text:span text:style-name="T2"><text:tab/>download </text:span><text:span text:style-name="T3">Lotus</text:span><text:span text:style-name="T2"> cds library '</text:span>Lj3.0_cds.ffn.gz<text:span text:style-name="T2">' from </text:span><text:span text:style-name="T3">ftp://ftp.kazusa.or.jp/pub/lotus/lotus_r3.0/</text:span></text:p>
      <text:p text:style-name="P42"><text:tab/><text:tab/> <text:s text:c="4"/><text:span text:style-name="T7">Soy cds library </text:span></text:p>
      <text:p text:style-name="P42"/>
      <text:p text:style-name="P36">1. Constucting BLASTn database</text:p>
      <text:p text:style-name="P42"><text:tab/>makeblastdb -in ~/path/Gmax_189_cds.fa <text:s/>-out GlycineDB -dbtype nucl -parse_seqids</text:p>
      <text:p text:style-name="P42"/>
      <text:p text:style-name="P36">2. BLASTn Trinity contigs against database</text:p>
      <text:p text:style-name="P90"><text:tab/><text:span text:style-name="T6">blastn -query Trinity.fasta.adj <text:s text:c="3"/>-out BLASTN_LJ2.5-Trinity.txt <text:s/>-db Lotus2.5DB -outfmt 6 -evalue 1e-4</text:span></text:p>
      <text:p text:style-name="P43"><text:tab/></text:p>
      <text:p text:style-name="P36"><text:span text:style-name="T4"><text:tab/>*</text:span><text:span text:style-name="T5">'Glycine DB is the name representing the entire Glycine Database (all files assoc. with it)</text:span></text:p>
      <text:p text:style-name="P42"/>
      <text:p text:style-name="P37">3. Extract best hit based on bit score</text:p>
      <text:p text:style-name="P91"><text:span text:style-name="T9"><text:tab/></text:span><text:span text:style-name="T51">sort -k1,1 -k12,12nr -k11,11n ~/Downloads/Lotus_BLAST_DB_2.5/BLASTN_LJ2.5-Trinity.txt | sort -u -k1,1 --merge &gt; BLASTN_LJ2.5-Trinity_BESTHIT.txt </text:span></text:p>
      <text:p text:style-name="P52"/>
      <text:p text:style-name="P41">(BLASTing Gylcine against Lotus japonicus<text:span text:style-name="T47">)</text:span></text:p>
      <text:p text:style-name="P53">blastn -query ~/Downloads/rsem/Ljgenome_2.5.fasta -out BLASTN_LJ-Soy_out.txt <text:s/>-db GlycineDB -outfmt 6 -evalue 1e-4</text:p>
      <text:p text:style-name="P36"/>
      <text:p text:style-name="P35"><text:span text:style-name="T11">De novo Trinity assembly (v2.0.6)</text:span><text:span text:style-name="T12"> </text:span></text:p>
      <text:p text:style-name="P54"/>
      <text:p text:style-name="P44"><text:tab/>./Trinity --seqType fq --<text:span text:style-name="T13">SS_lib_type FR </text:span>--max_memory 20G <text:s/>--left LFY_R1.fastq.gz,LFR_R1.fastq.gz --right LFY_R2.fastq.gz,LFR_R2.fastq.gz --CPU 6 </text:p>
      <text:p text:style-name="P42"/>
      <text:p text:style-name="P42"/>
      <text:p text:style-name="P44"><text:tab/>output: Trinity.fasta</text:p>
      <text:p text:style-name="P44"/>
      <text:p text:style-name="P44"/>
      <text:p text:style-name="P55">Concatanating Trinity Headers </text:p>
      <text:p text:style-name="P36"><text:span text:style-name="T14"><text:tab/></text:span><text:span text:style-name="T16">cat ~/path/Trinity.fasta | cut -f 1 -d “ “ &gt; Trinity.fasta.adj</text:span></text:p>
      <text:p text:style-name="P36"/>
      <text:p text:style-name="P56"/>
      <text:p text:style-name="P44"/>
      <text:p text:style-name="P54">Abundance Estimation (FPKM) using RSEM built into Trinity</text:p>
      <text:p text:style-name="P24"/>
      <text:p text:style-name="P2"><text:tab/>point terminal to RSEM folder within your Trinity directory and execute 'make' to setup RSEM</text:p>
      <text:p text:style-name="P2"><text:tab/>do the same for bowtie</text:p>
      <text:p text:style-name="P2"><text:tab/></text:p>
      <text:p text:style-name="P2"><text:tab/><text:span text:style-name="T21">cd ~/path/Trinity/util <text:s/></text:span></text:p>
      <text:p text:style-name="P3"><text:tab/>#contains RSEM scripts and tools such as align_and_estimate_abundance.pl</text:p>
      <text:p text:style-name="P2"/>
      <text:p text:style-name="P25">1. Quantify expression (FPKM)</text:p>
      <text:p text:style-name="P4"><text:tab/>./align_and_estimate_abundance.pl --seqType fq --left ~/path/LFR_R1.fastq --right <text:tab/>~/path/LFR_R2.fastq --transcripts ~/path/trinity_out_dir/Trinity.fasta.adj --output_prefix LFR <text:tab/>--est_method RSEM --aln_method bowtie --trinity_mode --prep_reference </text:p>
      <text:p text:style-name="P2"><text:soft-page-break/></text:p>
      <text:p text:style-name="P5"><text:tab/>output: <text:span text:style-name="T22">LFR</text:span>.genes.results <text:span text:style-name="T23">and LFR.isoforms.results</text:span></text:p>
      <text:p text:style-name="P42"/>
      <text:p text:style-name="P38">2. Generate file (cumul_counts.txt) indicating counts over some threshold of FPKM</text:p>
      <text:p text:style-name="P42"/>
      <text:p text:style-name="P45"><text:tab/>~/Downloads/Trinity2/util/misc/count_features_given_MIN_FPKM_threshold.pl RSEM.genes.results &gt; cumul_counts.txt </text:p>
      <text:p text:style-name="P45"/>
      <text:p text:style-name="P45"><text:tab/>output: 124875 contigs with &gt;0 FPKM </text:p>
      <text:p text:style-name="P45"/>
      <text:p text:style-name="P46"/>
      <text:p text:style-name="P54"><text:span text:style-name="T17">• </text:span><text:span text:style-name="T18">Build expression value matrix (preparing for diff. exp)</text:span></text:p>
      <text:p text:style-name="P47"><text:span text:style-name="T15"><text:tab/></text:span>.<text:span text:style-name="T25">./abundance_estimates_to_matrix.pl --est_method RSEM --out_prefix Trinity_trans <text:tab/>LFY.</text:span><text:span text:style-name="T26">genes</text:span><text:span text:style-name="T25">.results LFR.</text:span><text:span text:style-name="T26">genes</text:span><text:span text:style-name="T25">.results </text:span></text:p>
      <text:p text:style-name="P47"/>
      <text:p text:style-name="P47"><text:span text:style-name="T24">output: </text:span><text:span text:style-name="Source_20_Text"><text:span text:style-name="T24">Trinity_trans.counts.matrix (</text:span></text:span><text:span text:style-name="Source_20_Text"><text:span text:style-name="T26">counts</text:span></text:span><text:span text:style-name="Source_20_Text"><text:span text:style-name="T24">) and Trinity_trans.TMM.fpkm.matrix (</text:span></text:span><text:span text:style-name="Source_20_Text"><text:span text:style-name="T26">fpkm normalized</text:span></text:span><text:span text:style-name="Source_20_Text"><text:span text:style-name="T24">)</text:span></text:span></text:p>
      <text:p text:style-name="P47"/>
      <text:p text:style-name="P47"/>
      <text:p text:style-name="P47"><text:span text:style-name="Source_20_Text"><text:span text:style-name="T24"/></text:span></text:p>
      <text:p text:style-name="P57"><text:span text:style-name="T17">• </text:span><text:span text:style-name="T19">Create file containing transcript length information</text:span></text:p>
      <text:p text:style-name="P76"><text:span text:style-name="T27"><text:tab/></text:span><text:span text:style-name="T28"> cat ~/Downloads/Trinity2/util/RSEM_RED_Aug28.isoforms.results | cut -f1,3,4 &gt; <text:tab/>trans_lengths.txt </text:span></text:p>
      <text:p text:style-name="P76"/>
      <text:p text:style-name="P76"/>
      <text:p text:style-name="P58"/>
      <text:p text:style-name="P58"/>
      <text:p text:style-name="P58"/>
      <text:p text:style-name="P58"/>
      <text:p text:style-name="P76"/>
      <text:p text:style-name="P54"><text:span text:style-name="Source_20_Text"><text:span text:style-name="T17">• </text:span></text:span><text:span text:style-name="Source_20_Text"><text:span text:style-name="T18">Differential Expression Analysis by EdgeR</text:span></text:span></text:p>
      <text:p text:style-name="P54"/>
      <text:p text:style-name="P54"><text:span text:style-name="Source_20_Text"><text:span text:style-name="T18"><text:tab/></text:span></text:span><text:span text:style-name="Source_20_Text"><text:span text:style-name="T20">cd ~/path/Trinity/Analysis/DifferentialExpression/</text:span></text:span></text:p>
      <text:p text:style-name="P54"><text:span text:style-name="Source_20_Text"><text:span text:style-name="T20"/></text:span></text:p>
      <text:p text:style-name="P47"><text:tab/>.<text:span text:style-name="T29">./run_DE_analysis.pl --matrix ~/Downloads/Trinity2/util/Trinity_trans.counts.matrix --method <text:tab/>edgeR </text:span></text:p>
      <text:p text:style-name="P47"/>
      <text:p text:style-name="P47"><text:tab/>output: <text:span text:style-name="T29">Trinity_trans.counts.matrix.LFR_vs_LFY.edgeR.DE_results 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1"/>
      <text:p text:style-name="P59"/>
      <text:p text:style-name="P31">STAR-<text:span text:style-name="T30">RSEM</text:span> Analysis</text:p>
      <text:p text:style-name="P74"/>
      <text:p text:style-name="P81">Download pseudomol and gff</text:p>
      <text:p text:style-name="P81"/>
      <text:p text:style-name="P80"><text:a xlink:type="simple" xlink:href="ftp://ftp.kazusa.or.jp/pub/lotus/lotus_r2.5/">ftp://ftp.kazusa.or.jp/pub/lotus/lotus_r2.5/</text:a></text:p>
      <text:p text:style-name="P80"/>
      <text:p text:style-name="P26">Convert gff3 to gtf </text:p>
      <text:p text:style-name="P26"/>
      <text:p text:style-name="P76"><text:span text:style-name="T31">usegalaxy.org </text:span> <text:span text:style-name="T8">gffread</text:span> Filters and/or converts GFF3/GTF2 records (Galaxy Tool Version 2.2.1.0)</text:p>
      <text:p text:style-name="P6"/>
      <text:p text:style-name="P7">or use <text:span text:style-name="T9">gffread </text:span>within Cufflinks:</text:p>
      <text:p text:style-name="P7"/>
      <text:p text:style-name="P68">prep reference</text:p>
      <text:p text:style-name="P12"/>
      <text:p text:style-name="P15"><text:s/>./<text:span text:style-name="T38">rsem-prepare-reference --gtf Lj3.0_gene_models_geneids.gtf ~/Downloads/rsem/Lj3.0_pseudomol.fna Lotus --star --star-path ~/Downloads/STAR/bin/Linux_x86_64/</text:span></text:p>
      <text:p text:style-name="P8"/>
      <text:p text:style-name="P69">calculate expression</text:p>
      <text:p text:style-name="P69"/>
      <text:p text:style-name="P21">./rsem-calculate-expression --star --star-path ~/Downloads/STAR/bin/Linux_x86_64/ --gzipped-read-file -p 8 ~/Downloads/Trinity2/LFR_R1.fastq.gz,~/Downloads/Trinity2/LFR_R2.fastq.gz ~/Downloads/rsem/Lotus REDexpression </text:p>
      <text:p text:style-name="P21"/>
      <text:p text:style-name="P22">**<text:span text:style-name="T50">penultimate parameter is the ref database location</text:span></text:p>
      <text:p text:style-name="P89"><text:s/>**last parameter is the expression file prefix</text:p>
      <text:p text:style-name="P61"/>
      <text:p text:style-name="P29">*use Trinity tools to build matrix and call EdgeR to calculate differential expression</text:p>
      <text:p text:style-name="P29"/>
      <text:p text:style-name="P70">AgriGO</text:p>
      <text:p text:style-name="P70"/>
      <text:p text:style-name="P23">differentially expressed genes were converted from v2.5 to v1.0 because AgriGO does not recognize the IDs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1"/>
      <text:p text:style-name="P62"/>
      <text:p text:style-name="P33">Miscellany </text:p>
      <text:p text:style-name="P32"/>
      <text:p text:style-name="P62">Prepare STAR reference genome</text:p>
      <text:p text:style-name="P62"/>
      <text:p text:style-name="P67">LOCAL</text:p>
      <text:p text:style-name="P8">cd ~/Downloads/STAR/bin/Linux_x86_64</text:p>
      <text:p text:style-name="P8"/>
      <text:p text:style-name="P8">./STAR --genomeDir ~/Downloads/rsem/ --runMode genomeGenerate --genomeFastaFiles ~/Downloads/rsem/Lj3.0_pseudomol.fna --sjdbGTFfile ~/Downloads/rsem/Lj3.0_gene_models_geneids.gtf --sjdbOverhang 100 --runThreadN 8</text:p>
      <text:p text:style-name="P8"/>
      <text:p text:style-name="P67">CLUSTER</text:p>
      <text:p text:style-name="P18">from crunch09: cd /Linux/bin</text:p>
      <text:p text:style-name="P19"><text:span text:style-name="T45">STAR --</text:span>genomeDir <text:span text:style-name="T46">/SciBorg/array0/boehmm/</text:span>STARstuff/ <text:span text:style-name="T37"><text:s/>--runMode genomeGenerate --genomeFastaFiles /SciBorg/array0/boehmm/</text:span>STARstuff/Ljgenome_2.5.fasta <text:span text:style-name="T37">--sjdbGTFfile <text:s/>/SciBorg/array0/boehmm/</text:span>STARstuff/Ljannotation.gtf <text:span text:style-name="T37">--sjdbOverhang 100 --runThreadN 8 <text:s/>--outFileNamePrefix SciBorg/array0/boehmm/</text:span>STARstuff/</text:p>
      <text:p text:style-name="P19"/>
      <text:p text:style-name="P62">align reads </text:p>
      <text:p text:style-name="P27"/>
      <text:p text:style-name="P9">Yellow stage </text:p>
      <text:p text:style-name="P9"/>
      <text:p text:style-name="P9">./STAR --genomeDir ~/Downloads/rsem/ --readFilesIn ~/Downloads/Trinity2/LFY_R1.fastq ~/Downloads/Trinity2/LFY_R2.fastq --runThreadN 8 </text:p>
      <text:p text:style-name="P9"/>
      <text:p text:style-name="P20">/Linux/bin/STAR --genomeDir /SciBorg/array0/boehmm/STARstuff/ --readFilesIn /SciBorg/array0/boehmm/LFY_R1.fastq /SciBorg/array0/boehmm/LFY_R2.fastq --runThreadN 8 </text:p>
      <text:p text:style-name="P27"/>
      <text:p text:style-name="P27">***<text:span text:style-name="T36">rename the alignment file from 'Aligned.out.sam' to 'AlignedYELLOW.out.sam' to avoid writing over with the red stage data</text:span></text:p>
      <text:p text:style-name="P27"/>
      <text:p text:style-name="P27"/>
      <text:p text:style-name="P27">RSEM <text:span text:style-name="T37">to quantify expression </text:span>(standalone not the Trinity version)</text:p>
      <text:p text:style-name="P27"/>
      <text:p text:style-name="P10">cd ~/Downloads/rsem</text:p>
      <text:p text:style-name="P10"/>
      <text:p text:style-name="P63">extract exons from gtf file <text:span text:style-name="T33">(not sure if neccesary, did not include in pipeline) </text:span></text:p>
      <text:p text:style-name="P11"/>
      <text:p text:style-name="P11">awk 'BEGIN {FS="\t"} {if($3 == "exon") print $0}' Lj3.0_gene_models.gtf &gt; Lj3.0_gene_models_exons.gtf </text:p>
      <text:p text:style-name="P11"><text:soft-page-break/></text:p>
      <text:p text:style-name="P64">delete any rows (entries) that do not have a gene ID</text:p>
      <text:p text:style-name="P63"/>
      <text:p text:style-name="P13">awk '/gene_id/' Lj3.0_gene_models.gtf &gt; Lj3.0_gene_models_geneids.gtf </text:p>
      <text:p text:style-name="P11"/>
      <text:p text:style-name="P8"/>
      <text:p text:style-name="P6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5"><text:span text:style-name="T7">align reads (STAR) &amp; </text:span>calculate expression </text:p>
      <text:p text:style-name="P11"/>
      <text:p text:style-name="P16"><text:s/>./rsem-calculate-expression --star --star-path ~/Downloads/STAR/<text:span text:style-name="T39">Linux_x86_64</text:span> --gzipped-read-file -p 8 ~/Downloads/Trinity2/LFY_R1.fastq.<text:span text:style-name="T40">gz</text:span>,~/Downloads/Trinity2/LFY_R2.fastq.<text:span text:style-name="T40">gz</text:span> <text:span text:style-name="T39">~/Downloads/rsem/Lotus</text:span> YELLOWexpression </text:p>
      <text:p text:style-name="P16"/>
      <text:p text:style-name="P16"/>
      <text:p text:style-name="P16"/>
      <text:p text:style-name="P16">**<text:span text:style-name="T39">separate fastq files by commas not by spaces </text:span></text:p>
      <text:p text:style-name="P16">**<text:span text:style-name="T39">YELLOWexpression is the output name</text:span></text:p>
      <text:p text:style-name="P17">**~/Downloads/rsem is the folder that contains the reference from the 'prep reference' step</text:p>
      <text:p text:style-name="P17">**<text:span text:style-name="T48">in reference genome path need to specify the name of the reference 'Lotus' ie: ~/Downloads/rsem/Lotus</text:span></text:p>
      <text:p text:style-name="P17"/>
      <text:p text:style-name="P17"/>
      <text:p text:style-name="P17"/>
      <text:p text:style-name="P17"/>
      <text:p text:style-name="P75">GSNAP / GMAP</text:p>
      <text:p text:style-name="P48"/>
      <text:p text:style-name="P66">Build genome database from L.japonicus .fasta file</text:p>
      <text:p text:style-name="P66"/>
      <text:p text:style-name="P49">~/Downloads/gmap$ gmap_build -D ~/Downloads/gmap/ -d Lotus ~/Downloads/rsem/Lj3.0_pseudomol.fna </text:p>
      <text:p text:style-name="P49"/>
      <text:p text:style-name="P50">Lotus=name of database</text:p>
      <text:p text:style-name="P50">L<text:span text:style-name="T41">j3.0_pseudomol.fna</text:span>=reference genome downloaded from <text:span text:style-name="T41">Kazusa (genome assembly build 3.0)</text:span></text:p>
      <text:p text:style-name="P50"/>
      <text:p text:style-name="P50"/>
      <text:p text:style-name="P50"/>
      <text:p text:style-name="P66">Map reads using reference genome database 'Lotus'</text:p>
      <text:p text:style-name="P66"/>
      <text:p text:style-name="P14">small -d refers to the database named 'Lotus' and -D points gsnap to the 'Lotus' directory</text:p>
      <text:p text:style-name="P14"><text:s/></text:p>
      <text:p text:style-name="P60"><text:span text:style-name="T32"><text:s/>gsnap -d Lotus -D ~/Downloads/gmap/Lotus --pairmax-rna=10000 --localsplicedist=10000 --clip-</text:span><text:soft-page-break/><text:span text:style-name="T32">overlap -N 1 --nthreads=6 --quality-protocol=sanger --ordered --format=sam --nofails ~/Downloads/Trinity2/LFR_R1.fastq ~/Downloads/Trinity2/LFR_R2.fastq &gt; mappedRED.sa</text:span><text:span text:style-name="T34">m</text:span></text:p>
      <text:p text:style-name="P60"/>
      <text:p text:style-name="P14">(Do the same for the yellow stage reads LFY_R1.fastq and LFYR2.fastq):</text:p>
      <text:p text:style-name="P14"/>
      <text:p text:style-name="P1">gsnap -d Lotus -D ~/Downloads/gmap/Lotus --pairmax-rna=10000 --localsplicedist=10000 --clip-overlap -N 1 --nthreads=6 --quality-protocol=sanger --ordered --format=sam --nofails ~/Downloads/Trinity2/LFY_R1.fastq ~/Downloads/Trinity2/LFY_R2.fastq &gt; mappedYELLOW.sam </text:p>
      <text:p text:style-name="P1"/>
      <text:p text:style-name="P1"/>
      <text:p text:style-name="P34">CLUSTER</text:p>
      <text:p text:style-name="P73"/>
      <text:p text:style-name="P82"><text:span text:style-name="T43">ssh boehmm@zoology.ubc.ca</text:span><text:span text:style-name="T42"><text:tab/>'ssh' = secure shell protocol is an </text:span>encrypted network protocol to allow remote login and other network services to operate securely over an unsecured network</text:p>
      <text:p text:style-name="P82"/>
      <text:p text:style-name="P78">ssh cluster</text:p>
      <text:p text:style-name="P77"><text:span text:style-name="T9">ssh crunch09</text:span> (or whatever is free)</text:p>
      <text:p text:style-name="P77"/>
      <text:p text:style-name="P77"><text:span text:style-name="T9">ls</text:span> (lists your files, fastqs and the like)</text:p>
      <text:p text:style-name="P77"/>
      <text:p text:style-name="P77"><text:span text:style-name="T9">cd /Linux/bbmap</text:span> (find your program, ie bbmap)</text:p>
      <text:p text:style-name="P78">./bbmap.sh </text:p>
      <text:p text:style-name="P77"/>
      <text:p text:style-name="P77"/>
      <text:p text:style-name="P79">PUSH </text:p>
      <text:p text:style-name="P77"/>
      <text:p text:style-name="P82"><text:span text:style-name="T42">'scp' </text:span>Secure copy or <text:span text:style-name="Emphasis">SCP</text:span> is a means of securely transferring computer files between a local host and a remote host or between two remote hosts</text:p>
      <text:p text:style-name="P83"/>
      <text:p text:style-name="P84">exit cluster by<text:span text:style-name="T9"> CTRL+d</text:span></text:p>
      <text:p text:style-name="P85"/>
      <text:p text:style-name="P88">cd ~/path/</text:p>
      <text:p text:style-name="P39">scp Ljannotation.gtf boehmm@zoology.ubc.ca:cluster </text:p>
      <text:p text:style-name="P84"/>
      <text:p text:style-name="P72">PULL </text:p>
      <text:p text:style-name="P72"/>
      <text:p text:style-name="P28">scp boehmm@zoology.ubc.ca:cluster/STARstuff/AlignedYELLOW.out.sam ~/Downloads </text:p>
      <text:p text:style-name="P72"/>
      <text:p text:style-name="P71">Present Working Directory <text:span text:style-name="T35">pwd</text:span></text:p>
      <text:p text:style-name="P84"><text:span text:style-name="T44">REMOVE</text:span> files (once logged onto cluster) by <text:span text:style-name="T9">rm &lt;file&gt;</text:span></text:p>
      <text:p text:style-name="P86">make new directory (ssh to cluster level, not crunch level) <text:span text:style-name="T9">mkdir &lt;nameofdirecotry&gt;</text:span></text:p>
      <text:p text:style-name="P51">remove directory (ssh to cluster level, not crunch level) <text:span text:style-name="T9">rmdir &lt;nameofdirectory&gt;</text:span></text:p>
      <text:p text:style-name="P51">move file to STARstuff directory:</text:p>
      <text:p text:style-name="P40">mv /Newdisk/SciBorg/array0/boehmm/Ljannotation.gtf STARstuff</text:p>
      <text:p text:style-name="P40"/>
      <text:p text:style-name="P87">if on a crunch node, your pwd is /SciBorg/array0/boehm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4:41:06.455660311</meta:creation-date>
    <dc:date>2015-11-06T16:45:41.254864055</dc:date>
    <meta:editing-duration>PT37M32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7" meta:paragraph-count="111" meta:word-count="854" meta:character-count="7634" meta:non-whitespace-character-count="6864"/>
  </office:meta>
</office:document-meta>
</file>